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10-2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0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0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24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25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1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22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2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04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28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1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3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09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1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3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0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28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09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16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1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06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1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28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04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99248" calcext:value-type="float">
            <text:p>0.7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54112" calcext:value-type="float">
            <text:p>0.7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910085714286" calcext:value-type="float">
            <text:p>1.07910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87371428571" calcext:value-type="float">
            <text:p>1.05787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374285714286" calcext:value-type="float">
            <text:p>0.92637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745103448276" calcext:value-type="float">
            <text:p>0.9297451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417714285714" calcext:value-type="float">
            <text:p>0.838417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9615172413793" calcext:value-type="float">
            <text:p>0.599615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9901714285714" calcext:value-type="float">
            <text:p>0.51990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7349517241379" calcext:value-type="float">
            <text:p>0.497349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382222222222" calcext:value-type="float">
            <text:p>0.673382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228689655172" calcext:value-type="float">
            <text:p>0.542228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973333333333" calcext:value-type="float">
            <text:p>0.844973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2424" calcext:value-type="float">
            <text:p>0.8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11696" calcext:value-type="float">
            <text:p>0.6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6797333333333" calcext:value-type="float">
            <text:p>0.706797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6136571428572" calcext:value-type="float">
            <text:p>0.766136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6448285714286" calcext:value-type="float">
            <text:p>0.756448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2941333333333" calcext:value-type="float">
            <text:p>0.842941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41364" calcext:value-type="float">
            <text:p>0.634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7117333333333" calcext:value-type="float">
            <text:p>0.727117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9659857142857" calcext:value-type="float">
            <text:p>0.979659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3518" calcext:value-type="float">
            <text:p>1.223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12444444444" calcext:value-type="float">
            <text:p>1.179124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523251612903" calcext:value-type="float">
            <text:p>1.1352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95062068966" calcext:value-type="float">
            <text:p>1.03695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845419354839" calcext:value-type="float">
            <text:p>1.0284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79504" calcext:value-type="float">
            <text:p>1.17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60304516129" calcext:value-type="float">
            <text:p>1.2760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387625806452" calcext:value-type="float">
            <text:p>1.1238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92944" calcext:value-type="float">
            <text:p>1.00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77466666667" calcext:value-type="float">
            <text:p>1.07577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15168" calcext:value-type="float">
            <text:p>1.06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244167741936" calcext:value-type="float">
            <text:p>1.27244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094685714286" calcext:value-type="float">
            <text:p>1.37094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05935483871" calcext:value-type="float">
            <text:p>1.2860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81944" calcext:value-type="float">
            <text:p>1.0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93072" calcext:value-type="float">
            <text:p>0.95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7800774193548" calcext:value-type="float">
            <text:p>0.93780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28932" calcext:value-type="float">
            <text:p>1.202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424361290323" calcext:value-type="float">
            <text:p>1.06424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720490322581" calcext:value-type="float">
            <text:p>1.0372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7472" calcext:value-type="float">
            <text:p>0.92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094838709677" calcext:value-type="float">
            <text:p>0.77109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4512" calcext:value-type="float">
            <text:p>0.84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829535483871" calcext:value-type="float">
            <text:p>0.8882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3850714285714" calcext:value-type="float">
            <text:p>0.873850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190709677419" calcext:value-type="float">
            <text:p>0.86219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1201806451613" calcext:value-type="float">
            <text:p>0.79120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94" calcext:value-type="float">
            <text:p>0.78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5892387096774" calcext:value-type="float">
            <text:p>0.78589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0552" calcext:value-type="float">
            <text:p>0.8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5137419354839" calcext:value-type="float">
            <text:p>0.91513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995612903226" calcext:value-type="float">
            <text:p>0.98499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5048" calcext:value-type="float">
            <text:p>0.8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358967741935" calcext:value-type="float">
            <text:p>0.89335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6992" calcext:value-type="float">
            <text:p>0.92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4824" calcext:value-type="float">
            <text:p>0.86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5180137931034" calcext:value-type="float">
            <text:p>0.9551801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831264516129" calcext:value-type="float">
            <text:p>0.9283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785290322581" calcext:value-type="float">
            <text:p>0.85078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60232" calcext:value-type="float">
            <text:p>0.84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99432258065" calcext:value-type="float">
            <text:p>1.07299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2256" calcext:value-type="float">
            <text:p>1.0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34296" calcext:value-type="float">
            <text:p>0.97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348025806452" calcext:value-type="float">
            <text:p>1.0034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59464" calcext:value-type="float">
            <text:p>1.14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65703225807" calcext:value-type="float">
            <text:p>1.13965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1928" calcext:value-type="float">
            <text:p>1.13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608258064516" calcext:value-type="float">
            <text:p>1.2260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837871428571" calcext:value-type="float">
            <text:p>1.288378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9224516129" calcext:value-type="float">
            <text:p>1.1739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2531870967742" calcext:value-type="float">
            <text:p>0.91253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65996" calcext:value-type="float">
            <text:p>0.936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0467096774194" calcext:value-type="float">
            <text:p>0.91046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970206896552" calcext:value-type="float">
            <text:p>0.746970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4637419354839" calcext:value-type="float">
            <text:p>0.72463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3784" calcext:value-type="float">
            <text:p>0.3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4666580645161" calcext:value-type="float">
            <text:p>0.56466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124" calcext:value-type="float">
            <text:p>0.86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50761290323" calcext:value-type="float">
            <text:p>1.2715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86914285714" calcext:value-type="float">
            <text:p>1.34786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912464516129" calcext:value-type="float">
            <text:p>1.3291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65832258065" calcext:value-type="float">
            <text:p>1.4326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29488" calcext:value-type="float">
            <text:p>1.3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332" calcext:value-type="float">
            <text:p>1.319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192" calcext:value-type="float">
            <text:p>1.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586270967742" calcext:value-type="float">
            <text:p>1.2858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21976" calcext:value-type="float">
            <text:p>1.02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760387096774" calcext:value-type="float">
            <text:p>1.1076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856" calcext:value-type="float">
            <text:p>1.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440193548387" calcext:value-type="float">
            <text:p>1.5444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493028571429" calcext:value-type="float">
            <text:p>1.56493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223019354839" calcext:value-type="float">
            <text:p>1.5222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07872" calcext:value-type="float">
            <text:p>1.37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14427586207" calcext:value-type="float">
            <text:p>1.325144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95295483871" calcext:value-type="float">
            <text:p>1.2995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4144" calcext:value-type="float">
            <text:p>1.20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245651612903" calcext:value-type="float">
            <text:p>1.0224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7945548387097" calcext:value-type="float">
            <text:p>0.81794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21576" calcext:value-type="float">
            <text:p>0.70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7364258064516" calcext:value-type="float">
            <text:p>0.83736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59288" calcext:value-type="float">
            <text:p>1.05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023561290323" calcext:value-type="float">
            <text:p>1.00023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45630769231" calcext:value-type="float">
            <text:p>1.130456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190116129032" calcext:value-type="float">
            <text:p>1.1019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0645333333333" calcext:value-type="float">
            <text:p>0.760645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1216923076923" calcext:value-type="float">
            <text:p>0.6512169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8207111111111" calcext:value-type="float">
            <text:p>0.528207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0719076923077" calcext:value-type="float">
            <text:p>0.3607190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18817777777778" calcext:value-type="float">
            <text:p>0.0418817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89751111111111" calcext:value-type="float">
            <text:p>0.0689751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258461538462" calcext:value-type="float">
            <text:p>0.1922584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7122666666667" calcext:value-type="float">
            <text:p>0.177122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467552" calcext:value-type="float">
            <text:p>0.31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6037" calcext:value-type="float">
            <text:p>0.2960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0703" calcext:value-type="float">
            <text:p>0.290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6418" calcext:value-type="float">
            <text:p>0.29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7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382" meta:object-count="0"/>
    <meta:user-defined meta:name="AppVersion">3.0</meta:user-defined>
  </office:meta>
</office:document-meta>
</file>